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1666in" fo:margin-bottom="0.1666in"/>
    </style:style>
    <style:style style:name="T2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  <style:text-properties style:font-name="Aptos" style:font-name-asian="Aptos" style:font-name-complex="Aptos" fo:color="#000000"/>
    </style:style>
    <style:style style:name="P4" style:parent-style-name="Normal" style:family="paragraph">
      <style:paragraph-properties fo:margin-bottom="0in"/>
    </style:style>
    <style:style style:name="T5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6" style:parent-style-name="Fuentedepárrafopredeter." style:family="text">
      <style:text-properties style:font-name="Aptos" style:font-name-asian="Aptos" style:font-name-complex="Aptos" fo:color="#000000"/>
    </style:style>
    <style:style style:name="P7" style:parent-style-name="Normal" style:family="paragraph">
      <style:paragraph-properties fo:margin-bottom="0in"/>
    </style:style>
    <style:style style:name="T8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9" style:parent-style-name="Fuentedepárrafopredeter." style:family="text">
      <style:text-properties style:font-name="Aptos" style:font-name-asian="Aptos" style:font-name-complex="Aptos" fo:color="#000000"/>
    </style:style>
    <style:style style:name="T10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1" style:parent-style-name="Fuentedepárrafopredeter." style:family="text">
      <style:text-properties style:font-name="Aptos" style:font-name-asian="Aptos" style:font-name-complex="Aptos" fo:color="#000000"/>
    </style:style>
    <style:style style:name="P12" style:parent-style-name="Normal" style:family="paragraph">
      <style:paragraph-properties fo:margin-bottom="0in"/>
    </style:style>
    <style:style style:name="T13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4" style:parent-style-name="Fuentedepárrafopredeter." style:family="text">
      <style:text-properties style:font-name="Aptos" style:font-name-asian="Aptos" style:font-name-complex="Aptos" fo:color="#000000"/>
    </style:style>
    <style:style style:name="P15" style:parent-style-name="Normal" style:family="paragraph">
      <style:paragraph-properties fo:margin-bottom="0in"/>
    </style:style>
    <style:style style:name="T16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7" style:parent-style-name="Fuentedepárrafopredeter." style:family="text">
      <style:text-properties style:font-name="Aptos" style:font-name-asian="Aptos" style:font-name-complex="Aptos" fo:color="#000000"/>
    </style:style>
    <style:style style:name="P18" style:parent-style-name="Normal" style:family="paragraph">
      <style:paragraph-properties fo:margin-top="0.0784in" fo:margin-bottom="0.1666in"/>
      <style:text-properties style:font-name="Segoe UI" style:font-name-asian="Segoe UI" style:font-name-complex="Segoe UI" fo:color="#212529"/>
    </style:style>
    <style:style style:name="P19" style:parent-style-name="Normal" style:family="paragraph">
      <style:paragraph-properties fo:margin-top="0.0784in" fo:margin-bottom="0.1666in"/>
    </style:style>
    <style:style style:name="T20" style:parent-style-name="Fuentedepárrafopredeter." style:family="text">
      <style:text-properties style:font-name="Segoe UI" style:font-name-asian="Segoe UI" style:font-name-complex="Segoe UI" fo:color="#212529"/>
    </style:style>
    <style:style style:name="T21" style:parent-style-name="Fuentedepárrafopredeter." style:family="text"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T22" style:parent-style-name="Fuentedepárrafopredeter." style:family="text">
      <style:text-properties style:font-name="Segoe UI" style:font-name-asian="Segoe UI" style:font-name-complex="Segoe UI" fo:color="#212529"/>
    </style:style>
    <style:style style:name="T23" style:parent-style-name="Fuentedepárrafopredeter." style:family="text"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T24" style:parent-style-name="Fuentedepárrafopredeter." style:family="text">
      <style:text-properties style:font-name="Segoe UI" style:font-name-asian="Segoe UI" style:font-name-complex="Segoe UI" fo:color="#212529"/>
    </style:style>
    <style:style style:name="T25" style:parent-style-name="Fuentedepárrafopredeter." style:family="text"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T26" style:parent-style-name="Fuentedepárrafopredeter." style:family="text">
      <style:text-properties style:font-name="Segoe UI" style:font-name-asian="Segoe UI" style:font-name-complex="Segoe UI" fo:color="#212529"/>
    </style:style>
    <style:style style:name="T27" style:parent-style-name="Fuentedepárrafopredeter." style:family="text"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T28" style:parent-style-name="Fuentedepárrafopredeter." style:family="text">
      <style:text-properties style:font-name="Segoe UI" style:font-name-asian="Segoe UI" style:font-name-complex="Segoe UI" fo:color="#212529"/>
    </style:style>
    <style:style style:name="P29" style:parent-style-name="Párrafodelista" style:list-style-name="LFO1" style:family="paragraph">
      <style:paragraph-properties fo:margin-bottom="0in" fo:background-color="#F8F9FA"/>
      <style:text-properties style:font-name="Segoe UI" style:font-name-asian="Segoe UI" style:font-name-complex="Segoe UI" fo:color="#212529"/>
    </style:style>
    <style:style style:name="P30" style:parent-style-name="Párrafodelista" style:list-style-name="LFO1" style:family="paragraph">
      <style:paragraph-properties fo:margin-top="0.1666in" fo:margin-bottom="0.1666in" fo:line-height="100%" fo:background-color="#F8F9FA"/>
      <style:text-properties style:font-name="Segoe UI" style:font-name-asian="Segoe UI" style:font-name-complex="Segoe UI" fo:color="#212529"/>
    </style:style>
    <style:style style:name="P31" style:parent-style-name="Párrafodelista" style:list-style-name="LFO1" style:family="paragraph">
      <style:paragraph-properties fo:margin-top="0.1666in" fo:margin-bottom="0.1666in" fo:line-height="100%" fo:background-color="#F8F9FA"/>
      <style:text-properties style:font-name="Segoe UI" style:font-name-asian="Segoe UI" style:font-name-complex="Segoe UI" fo:color="#212529"/>
    </style:style>
    <style:style style:name="P32" style:parent-style-name="Párrafodelista" style:list-style-name="LFO1" style:family="paragraph">
      <style:paragraph-properties fo:margin-top="0.1666in" fo:margin-bottom="0.1666in" fo:line-height="100%" fo:background-color="#F8F9FA"/>
      <style:text-properties style:font-name="Segoe UI" style:font-name-asian="Segoe UI" style:font-name-complex="Segoe UI" fo:color="#212529"/>
    </style:style>
    <style:style style:name="P33" style:parent-style-name="Párrafodelista" style:list-style-name="LFO1" style:family="paragraph">
      <style:paragraph-properties fo:margin-top="0.1666in" fo:margin-bottom="0.1666in" fo:line-height="100%" fo:background-color="#F8F9FA"/>
      <style:text-properties style:font-name="Segoe UI" style:font-name-asian="Segoe UI" style:font-name-complex="Segoe UI" fo:color="#212529"/>
    </style:style>
    <style:style style:name="P34" style:parent-style-name="Párrafodelista" style:list-style-name="LFO1" style:family="paragraph">
      <style:paragraph-properties fo:margin-top="0.1666in" fo:margin-bottom="0.1666in" fo:background-color="#F8F9FA"/>
      <style:text-properties style:font-name="Segoe UI" style:font-name-asian="Segoe UI" style:font-name-complex="Segoe UI" fo:color="#212529"/>
    </style:style>
    <style:style style:name="P35" style:parent-style-name="Normal" style:family="paragraph">
      <style:paragraph-properties fo:margin-top="0.0395in" fo:margin-bottom="0.1666in"/>
    </style:style>
    <style:style style:name="T36" style:parent-style-name="Fuentedepárrafopredeter." style:family="text">
      <style:text-properties style:font-name="Segoe UI" style:font-name-asian="Segoe UI" style:font-name-complex="Segoe UI" fo:color="#212529"/>
    </style:style>
    <style:style style:name="P37" style:parent-style-name="Normal" style:family="paragraph">
      <style:paragraph-properties fo:margin-top="0.0784in" fo:margin-bottom="0.118in"/>
    </style:style>
    <style:style style:name="T38" style:parent-style-name="Fuentedepárrafopredeter." style:family="text"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P39" style:parent-style-name="Normal" style:family="paragraph">
      <style:paragraph-properties fo:break-before="page"/>
    </style:style>
    <style:style style:name="TableColumn41" style:family="table-column">
      <style:table-column-properties style:column-width="1.2548in"/>
    </style:style>
    <style:style style:name="TableColumn42" style:family="table-column">
      <style:table-column-properties style:column-width="1.7937in"/>
    </style:style>
    <style:style style:name="TableColumn43" style:family="table-column">
      <style:table-column-properties style:column-width="2.0666in"/>
    </style:style>
    <style:style style:name="TableColumn44" style:family="table-column">
      <style:table-column-properties style:column-width="2.1659in"/>
    </style:style>
    <style:style style:name="TableColumn45" style:family="table-column">
      <style:table-column-properties style:column-width="2.0673in"/>
    </style:style>
    <style:style style:name="Table40" style:family="table" style:master-page-name="MP1">
      <style:table-properties style:width="9.3486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48" style:parent-style-name="Normal" style:family="paragraph">
      <style:paragraph-properties fo:break-before="page" fo:margin-bottom="0in" fo:line-height="100%"/>
    </style:style>
    <style:style style:name="TableCell49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background-color="#D9F2D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break-before="page"/>
    </style:style>
    <style:style style:name="P165" style:parent-style-name="Normal" style:master-page-name="MP2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6" style:parent-style-name="Normal" style:family="paragraph">
      <style:paragraph-properties>
        <style:tab-stops>
          <style:tab-stop style:type="left" style:position="3.9666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left" style:position="3.9666in"/>
        </style:tab-stops>
      </style:paragraph-properties>
    </style:style>
    <style:style style:name="P168" style:parent-style-name="Normal" style:family="paragraph">
      <style:paragraph-properties>
        <style:tab-stops>
          <style:tab-stop style:type="left" style:position="3.9666in"/>
        </style:tab-stops>
      </style:paragraph-properties>
    </style:style>
    <style:style style:name="P169" style:parent-style-name="Normal" style:family="paragraph">
      <style:paragraph-properties>
        <style:tab-stops>
          <style:tab-stop style:type="left" style:position="3.9666in"/>
        </style:tab-stops>
      </style:paragraph-properties>
    </style:style>
    <style:style style:name="P170" style:parent-style-name="Normal" style:family="paragraph">
      <style:paragraph-properties>
        <style:tab-stops>
          <style:tab-stop style:type="left" style:position="3.9666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left" style:position="3.9666in"/>
        </style:tab-stops>
      </style:paragraph-properties>
    </style:style>
  </office:automatic-styles>
  <office:body>
    <office:text text:use-soft-page-breaks="true">
      <text:p text:style-name="P1"><text:span text:style-name="T2">Desarrollo WEB en Entorno Servidor:</text:span></text:p>
      <text:p text:style-name="P3">Comparativa de lenguajes y Frameworks</text:p>
      <text:p text:style-name="P4"><text:span text:style-name="T5">Alumno:</text:span><text:span text:style-name="T6"><text:s/>Fara Santeyana, María Guillermina.</text:span></text:p>
      <text:p text:style-name="P7"><text:span text:style-name="T8">NIA</text:span><text:span text:style-name="T9">: 13298631.</text:span><text:line-break/><text:span text:style-name="T10">Curso:</text:span><text:span text:style-name="T11"><text:s/>2do DAW.</text:span></text:p>
      <text:p text:style-name="P12"><text:span text:style-name="T13">Instituto:<text:s/></text:span><text:span text:style-name="T14">I.E.S La Sènia.</text:span></text:p>
      <text:p text:style-name="P15"><text:span text:style-name="T16">Año:</text:span><text:span text:style-name="T17"><text:s/>2025-2026.</text:span></text:p>
      <text:p text:style-name="P18"/>
      <text:p text:style-name="P19"><text:span text:style-name="T20">Realiza una tabla comparativa entre las tecnologías de programación web en entorno servidor:<text:s/></text:span><text:span text:style-name="T21">PHP</text:span><text:span text:style-name="T22">,<text:s/></text:span><text:span text:style-name="T23">Node.js</text:span><text:span text:style-name="T24">,<text:s/></text:span><text:span text:style-name="T25">Python</text:span><text:span text:style-name="T26"><text:s/>y<text:s/></text:span><text:span text:style-name="T27">Java</text:span><text:span text:style-name="T28">, analizando sus características, ventajas, frameworks asociados y casos de uso recomendados:</text:span></text:p>
      <text:list text:style-name="LFO1" text:continue-numbering="true">
        <text:list-item>
          <text:p text:style-name="P29">Características del lenguaje</text:p>
        </text:list-item>
        <text:list-item>
          <text:p text:style-name="P30">Ventajas</text:p>
        </text:list-item>
        <text:list-item>
          <text:p text:style-name="P31">Inconvenientes</text:p>
        </text:list-item>
        <text:list-item>
          <text:p text:style-name="P32">Frameworks disponibles</text:p>
        </text:list-item>
        <text:list-item>
          <text:p text:style-name="P33">Situaciones o casos de uso recomendados</text:p>
        </text:list-item>
        <text:list-item>
          <text:p text:style-name="P34">Facilidad de aprendizaje</text:p>
        </text:list-item>
      </text:list>
      <text:p text:style-name="P35"><text:span text:style-name="T36">Escoge una de las opciones en la que preferirías desarrollar un proyecto y justifica tu elección.</text:span></text:p>
      <text:p text:style-name="P37"><text:span text:style-name="T38">RA1.a, RA1.e, RA1.g</text:span></text:p>
      <text:p text:style-name="Normal">Como elección de un lenguaje<text:s/>para desarrollar<text:s/>de<text:s/>un proyecto<text:s/>sería Java, porque<text:s/>tengo mayor experiencia y conocimiento, conozco mejor su alcance; cuenta con una muy buena documentación lo que facilita conocer<text:s/>sus bibliotecas y usos;<text:s/>su aplicación<text:s/>es sumamente versátil. En conjunto con<text:s/>SpringBoot<text:s/>que<text:s/>integra<text:s/>muchas funcionalidades<text:s/>haciendo fácil<text:s/>y potente<text:s/>su implementación.</text:p>
      <text:p text:style-name="Normal"/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PHP</text:p>
          </table:table-cell>
          <table:table-cell table:style-name="TableCell51">
            <text:p text:style-name="P52">Node.js</text:p>
          </table:table-cell>
          <table:table-cell table:style-name="TableCell53">
            <text:p text:style-name="P54">Python</text:p>
          </table:table-cell>
          <table:table-cell table:style-name="TableCell55">
            <text:p text:style-name="P56">Java</text:p>
          </table:table-cell>
        </table:table-row>
        <table:table-row table:style-name="TableRow57">
          <table:table-cell table:style-name="TableCell58">
            <text:p text:style-name="P59">Características</text:p>
          </table:table-cell>
          <table:table-cell table:style-name="TableCell60">
            <text:p text:style-name="P61">Lenguaje de scripting,<text:s/>código abierto,<text:s/>POO,<text:s/>puede embeberse con HTML<text:s/>Sintaxis tomada de C, Java y Perl.</text:p>
          </table:table-cell>
          <table:table-cell table:style-name="TableCell62">
            <text:p text:style-name="P63">Es un entorno de tiempo de ejecución de JavaScript.<text:s/>Impulsado por eventos, asíncrono,<text:s/>de código abierto.</text:p>
          </table:table-cell>
          <table:table-cell table:style-name="TableCell64">
            <text:p text:style-name="P65">Lenguaje<text:s/>de código abierto,<text:s/>interpretado,<text:s/>tipeado dinámicamente, alto nivel, orientado a objetos, multiplataforma.</text:p>
          </table:table-cell>
          <table:table-cell table:style-name="TableCell66">
            <text:p text:style-name="P67">Lenguaje compilado,<text:s/>de código abierto,<text:s/>orientado a objetos, multiplataforma,<text:s/>APIs integradas.<text:s/>Tipado fuerte y estático.</text:p>
          </table:table-cell>
        </table:table-row>
        <table:table-row table:style-name="TableRow68">
          <table:table-cell table:style-name="TableCell69">
            <text:p text:style-name="P70">Ventajas</text:p>
          </table:table-cell>
          <table:table-cell table:style-name="TableCell71">
            <text:p text:style-name="P72">*Fácil implementación.</text:p>
            <text:p text:style-name="P73">*Soporta gran cantidad de datos.</text:p>
            <text:p text:style-name="P74">*Permite automatizar tareas.</text:p>
          </table:table-cell>
          <table:table-cell table:style-name="TableCell75">
            <text:p text:style-name="P76">*Gran escalabilidad.</text:p>
            <text:p text:style-name="P77">*Muy rápido y eficiente.</text:p>
            <text:p text:style-name="P78">*Puede ser backend como frontend</text:p>
            <text:p text:style-name="P79">*Comunidad activa, actualizaciones, documentación.</text:p>
            <text:p text:style-name="P80">*Encaja en metodologías ágiles.</text:p>
          </table:table-cell>
          <table:table-cell table:style-name="TableCell81">
            <text:p text:style-name="P82">*Sintaxis<text:s/>clara.</text:p>
            <text:p text:style-name="P83">*Biblioteca<text:s/>amplia, ahorrando<text:s/>escribir código desde 0.</text:p>
            <text:p text:style-name="P84">*Gran soporte de su comunidad.</text:p>
            <text:p text:style-name="P85">*Fácil integración con otros<text:s/>lenguajes.</text:p>
          </table:table-cell>
          <table:table-cell table:style-name="TableCell86">
            <text:p text:style-name="P87">*Características de seguridad integradas.</text:p>
            <text:p text:style-name="P88">*Escalabilidad.</text:p>
            <text:p text:style-name="P89">*Fuerte soporte de la comunidad.</text:p>
            <text:p text:style-name="P90">*Portabilidad<text:s/>no necesita<text:s/>grandes modificaciones.</text:p>
            <text:p text:style-name="P91">*JVM,<text:s/>funciona<text:s/>como<text:s/>capa intermedia entre el código y hardware.</text:p>
          </table:table-cell>
        </table:table-row>
        <table:table-row table:style-name="TableRow92">
          <table:table-cell table:style-name="TableCell93">
            <text:p text:style-name="P94">Inconvenientes</text:p>
          </table:table-cell>
          <table:table-cell table:style-name="TableCell95">
            <text:p text:style-name="P96">*Mala calidad de manejo de errores.</text:p>
            <text:p text:style-name="P97">*Baja seguridad.</text:p>
            <text:p text:style-name="P98">*Necesita un hosting<text:s/>para ejecutarse.</text:p>
          </table:table-cell>
          <table:table-cell table:style-name="TableCell99">
            <text:p text:style-name="P100">*Las tareas que exigen uso intensivo de CPU pueden bloquear eventos y afectar rendimiento.</text:p>
            <text:p text:style-name="P101">*Algunas librerías no están mantenidas o fallan en seguridad<text:s/></text:p>
          </table:table-cell>
          <table:table-cell table:style-name="TableCell102">
            <text:p text:style-name="P103">*Velocidad<text:s/>de<text:s/>ejecución<text:s/>lenta<text:s/>al ser interpretado.</text:p>
            <text:p text:style-name="P104">*Presenta<text:s/>dificultades en operaciones asíncronas</text:p>
            <text:p text:style-name="P105">*Consumo excesivo de memoria.</text:p>
            <text:p text:style-name="P106">*No recomendado para aplicaciones móviles.</text:p>
          </table:table-cell>
          <table:table-cell table:style-name="TableCell107">
            <text:p text:style-name="P108">*Arranque lento.</text:p>
            <text:p text:style-name="P109">*Consumo excesivo de memoria<text:s/>que puede ser crítico en ciertos entornos.</text:p>
            <text:p text:style-name="P110">*Problemas al integrar<text:s/>bibliotecas no javas<text:s/>o lenguajes diferentes.</text:p>
          </table:table-cell>
        </table:table-row>
        <table:table-row table:style-name="TableRow111">
          <table:table-cell table:style-name="TableCell112">
            <text:p text:style-name="P113">Frameworks</text:p>
          </table:table-cell>
          <table:table-cell table:style-name="TableCell114">
            <text:p text:style-name="P115">Laravel, Symfony,<text:s/>Zend, Codelgniter,<text:s/>Phalcon.</text:p>
          </table:table-cell>
          <table:table-cell table:style-name="TableCell116">
            <text:p text:style-name="P117">Express.js,<text:s/>Hapi.js, Nest.js, Adonis.js</text:p>
          </table:table-cell>
          <table:table-cell table:style-name="TableCell118">
            <text:p text:style-name="P119">Django, Flask, Pyramid, Tornado,<text:s/>PyQt.</text:p>
          </table:table-cell>
          <table:table-cell table:style-name="TableCell120">
            <text:p text:style-name="P121">JavaServer Faces, Spring Framework, Hibernate.<text:s/></text:p>
          </table:table-cell>
        </table:table-row>
        <table:table-row table:style-name="TableRow122">
          <table:table-cell table:style-name="TableCell123">
            <text:p text:style-name="P124">Usos recomendados</text:p>
          </table:table-cell>
          <table:table-cell table:style-name="TableCell125">
            <text:p text:style-name="P126">*Desarrollo web.</text:p>
            <text:p text:style-name="P127">*Manipulación de BBDD.</text:p>
            <text:p text:style-name="P128">*Proceso de formularios.</text:p>
            <text:p text:style-name="P129">*APIs<text:s/>web.</text:p>
            <text:p text:style-name="P130">*Automatización de tareas.</text:p>
          </table:table-cell>
          <table:table-cell table:style-name="TableCell131">
            <text:p text:style-name="P132">*APIS<text:s/>y microservicios</text:p>
            <text:p text:style-name="P133">*Plataformas streaming</text:p>
            <text:p text:style-name="P134">*juegos online.</text:p>
            <text:p text:style-name="P135">*Para envío de archivos de gran peso.</text:p>
            <text:p text:style-name="P136">*Aplicaciones<text:s/>en tiempo real.</text:p>
            <text:p text:style-name="P137">*Aplicaciones de comercio electrónico.</text:p>
            <text:p text:style-name="P138">*<text:s/>Internet of Things.</text:p>
          </table:table-cell>
          <table:table-cell table:style-name="TableCell139">
            <text:p text:style-name="P140">- Análisis de datos.</text:p>
            <text:p text:style-name="P141">-<text:s/>Inteligencia Artificial, aprendizaje<text:s/>automático<text:s/>permite a las máquinas aprender patrones<text:s/>y tendencias.<text:s/></text:p>
            <text:p text:style-name="P142">*Aprendizaje profundo,<text:s/>procesamiento del lenguaje Natural.</text:p>
            <text:p text:style-name="P143">-Desarrollo Web.</text:p>
            <text:p text:style-name="P144">-Automatización de tareas y scripting.</text:p>
          </table:table-cell>
          <table:table-cell table:style-name="TableCell145">
            <text:p text:style-name="P146">*Aplicaciones de escritorio.</text:p>
            <text:p text:style-name="P147">*Apps Android.</text:p>
            <text:p text:style-name="P148">*Apps Ide Internet of Things.</text:p>
            <text:p text:style-name="P149">*Aplicaciones empresariales.</text:p>
            <text:p text:style-name="P150"/>
          </table:table-cell>
        </table:table-row>
        <table:table-row table:style-name="TableRow151">
          <table:table-cell table:style-name="TableCell152">
            <text:p text:style-name="P153">Facilidad de aprendizaje</text:p>
          </table:table-cell>
          <table:table-cell table:style-name="TableCell154">
            <text:p text:style-name="P155">Fácil implementación.</text:p>
            <text:p text:style-name="P156">Fácil aprendizaje.</text:p>
          </table:table-cell>
          <table:table-cell table:style-name="TableCell157">
            <text:p text:style-name="P158">Fácil de aprender.<text:s/>Con excepción de<text:s/>aprendizaje de<text:s/>asincronía.</text:p>
          </table:table-cell>
          <table:table-cell table:style-name="TableCell159">
            <text:p text:style-name="P160">Fácil configuración.</text:p>
            <text:p text:style-name="P161">Fácil Aprendizaje</text:p>
          </table:table-cell>
          <table:table-cell table:style-name="TableCell162">
            <text:p text:style-name="P163">No tan fácil<text:s/>aprendizaje.</text:p>
          </table:table-cell>
        </table:table-row>
      </table:table>
      <text:p text:style-name="Normal"/>
      <text:p text:style-name="P164"/>
      <text:p text:style-name="P165">Bibliografía<text:s/></text:p>
      <text:p text:style-name="Normal"><text:a xlink:href="https://contabo.com/blog/es/como-crear-un-servidor-web-local-con-python/" office:target-frame-name="_top" xlink:show="replace"><text:span text:style-name="Hipervínculo">https://contabo.com/blog/es/como-crear-un-servidor-web-local-con-python/</text:span></text:a></text:p>
      <text:p text:style-name="P166"><text:a xlink:href="https://kinsta.com/es/blog/python-frameworks/" office:target-frame-name="_top" xlink:show="replace"><text:span text:style-name="Hipervínculo">https://kinsta.com/es/blog/python-frameworks/</text:span></text:a><text:tab/></text:p>
      <text:p text:style-name="P167"><text:a xlink:href="https://aws.amazon.com/es/what-is/python/" office:target-frame-name="_top" xlink:show="replace"><text:span text:style-name="Hipervínculo">https://aws.amazon.com/es/what-is/python/</text:span></text:a></text:p>
      <text:p text:style-name="P168"><text:a xlink:href="https://keepcoding.io/blog/ventajas-y-desventajas-de-python/" office:target-frame-name="_top" xlink:show="replace"><text:span text:style-name="Hipervínculo">https://keepcoding.io/blog/ventajas-y-desventajas-de-python/</text:span></text:a></text:p>
      <text:p text:style-name="P169"><text:a xlink:href="https://talently.tech/blog/python-ventajas-y-desventajas/" office:target-frame-name="_top" xlink:show="replace"><text:span text:style-name="Hipervínculo">https://talently.tech/blog/python-ventajas-y-desventajas/</text:span></text:a></text:p>
      <text:p text:style-name="P170"/>
      <text:p text:style-name="P171"/>
      <text:p text:style-name="Normal"><text:a xlink:href="https://www.php.net/manual/es/faq.general.php" office:target-frame-name="_top" xlink:show="replace"><text:span text:style-name="Hipervínculo">https://www.php.net/manual/es/faq.general.php</text:span></text:a></text:p>
      <text:p text:style-name="Normal"><text:a xlink:href="https://www.hostinger.com/es/tutoriales/mejores-frameworks-php" office:target-frame-name="_top" xlink:show="replace"><text:span text:style-name="Hipervínculo">https://www.hostinger.com/es/tutoriales/mejores-frameworks-php</text:span></text:a></text:p>
      <text:p text:style-name="Normal"><text:a xlink:href="https://talently.tech/blog/ventajas-de-php/" office:target-frame-name="_top" xlink:show="replace"><text:span text:style-name="Hipervínculo">https://talently.tech/blog/ventajas-de-php/</text:span></text:a></text:p>
      <text:p text:style-name="Normal"><text:a xlink:href="https://www.arsys.es/blog/php#tree-2" office:target-frame-name="_top" xlink:show="replace"><text:span text:style-name="Hipervínculo">https://www.arsys.es/blog/php#tree-2</text:span></text:a></text:p>
      <text:p text:style-name="Normal"/>
      <text:p text:style-name="Normal"><text:a xlink:href="https://kinsta.com/es/base-de-conocimiento/que-es-node-js/" office:target-frame-name="_top" xlink:show="replace"><text:span text:style-name="Hipervínculo">https://kinsta.com/es/base-de-conocimiento/que-es-node-js/</text:span></text:a></text:p>
      <text:p text:style-name="Normal"><text:a xlink:href="https://openwebinars.net/blog/que-es-nodejs/" office:target-frame-name="_top" xlink:show="replace"><text:span text:style-name="Hipervínculo">https://openwebinars.net/blog/que-es-nodejs/</text:span></text:a></text:p>
      <text:p text:style-name="Normal"><text:a xlink:href="https://www.mytaskpanel.com/the-4-most-used-node-js-frameworks-read-our-list/" office:target-frame-name="_top" xlink:show="replace"><text:span text:style-name="Hipervínculo">https://www.mytaskpanel.com/the-4-most-used-node-js-frameworks-read-our-list/</text:span></text:a></text:p>
      <text:p text:style-name="Normal"><text:a xlink:href="https://keepcoding.io/desarrollo-web/5-aplicaciones-de-nodejs/" office:target-frame-name="_top" xlink:show="replace"><text:span text:style-name="Hipervínculo">https://keepcoding.io/desarrollo-web/5-aplicaciones-de-nodejs/</text:span></text:a></text:p>
      <text:p text:style-name="Normal"><text:a xlink:href="https://www.solbyte.com/blog/nodejs/" office:target-frame-name="_top" xlink:show="replace"><text:span text:style-name="Hipervínculo">https://www.solbyte.com/blog/nodejs/</text:span></text:a></text:p>
      <text:p text:style-name="Normal"/>
      <text:p text:style-name="Normal"><text:a xlink:href="https://www.cursosaula21.com/que-es-java/" office:target-frame-name="_top" xlink:show="replace"><text:span text:style-name="Hipervínculo">https://www.cursosaula21.com/que-es-java/</text:span></text:a></text:p>
      <text:p text:style-name="Normal"><text:a xlink:href="https://es.wikipedia.org/wiki/Java_(lenguaje_de_programaci%C3%B3n)" office:target-frame-name="_top" xlink:show="replace"><text:span text:style-name="Hipervínculo">https://es.wikipedia.org/wiki/Java_(lenguaje_de_programaci%C3%B3n)</text:span></text:a></text:p>
      <text:p text:style-name="Normal"><text:a xlink:href="https://teclab.edu.ar/tecnologia-y-desarrollo/ventajas-y-desventajas-de-java/" office:target-frame-name="_top" xlink:show="replace"><text:span text:style-name="Hipervínculo">https://teclab.edu.ar/tecnologia-y-desarrollo/ventajas-y-desventajas-de-java/</text:span></text:a></text:p>
      <text:p text:style-name="Normal"><text:a xlink:href="https://imaginaformacion.com/tutoriales/los-3-mejores-frameworks-de-java" office:target-frame-name="_top" xlink:show="replace"><text:span text:style-name="Hipervínculo">https://imaginaformacion.com/tutoriales/los-3-mejores-frameworks-de-java</text:span></text:a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in" fo:page-height="8.5in" style:print-orientation="landscape" fo:margin-top="1.1812in" fo:margin-left="0.9847in" fo:margin-bottom="1.1812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A SANTEYANA, MARIA GUILLERMINA</meta:initial-creator>
    <dc:creator>FARA SANTEYANA, MARIA GUILLERMINA</dc:creator>
    <meta:creation-date>2025-09-27T19:21:00Z</meta:creation-date>
    <dc:date>2025-09-27T19:21:00Z</dc:date>
    <meta:template xlink:href="Normal.dotm" xlink:type="simple"/>
    <meta:editing-cycles>169</meta:editing-cycles>
    <meta:editing-duration>PT19440S</meta:editing-duration>
    <meta:document-statistic meta:page-count="1" meta:paragraph-count="12" meta:word-count="937" meta:character-count="6079" meta:row-count="42" meta:non-whitespace-character-count="5154"/>
  </office:meta>
</office:document-meta>
</file>